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3-chromium" table:style-name="ta1">
        <table:shapes>
          <draw:frame draw:z-index="0" draw:style-name="gr1" draw:text-style-name="P1" svg:width="15.999cm" svg:height="8.999cm" svg:x="0cm" svg:y="4.589cm">
            <draw:object draw:notify-on-update-of-ranges="'b3-chromium'.A2:'b3-chromium'.A9 'b3-chromium'.F1:'b3-chromium'.F1 'b3-chromium'.F2:'b3-chromium'.F9 'b3-chromium'.G1:'b3-chromium'.G1 'b3-chromium'.G2:'b3-chromium'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Pixel count</text:p>
          </table:table-cell>
          <table:table-cell table:style-name="ce1" office:value-type="string" calcext:value-type="string">
            <text:p>JS</text:p>
          </table:table-cell>
          <table:table-cell table:style-name="ce1" office:value-type="string" calcext:value-type="string">
            <text:p>WASM</text:p>
          </table:table-cell>
          <table:table-cell/>
          <table:table-cell table:style-name="ce1" office:value-type="string" calcext:value-type="string">
            <text:p>JS / pixel</text:p>
          </table:table-cell>
          <table:table-cell table:style-name="ce1" office:value-type="string" calcext:value-type="string">
            <text:p>WASM / pix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^2" office:value-type="float" office:value="256" calcext:value-type="float">
            <text:p>256</text:p>
          </table:table-cell>
          <table:table-cell office:value-type="float" office:value="0.0234999999999127" calcext:value-type="float">
            <text:p>0,0235</text:p>
          </table:table-cell>
          <table:table-cell office:value-type="float" office:value="0.0169999999999709" calcext:value-type="float">
            <text:p>0,0170</text:p>
          </table:table-cell>
          <table:table-cell/>
          <table:table-cell table:formula="of:=[.C2]/[.B2]" office:value-type="float" office:value="0.0000917968749996589" calcext:value-type="float">
            <text:p>0,00009180</text:p>
          </table:table-cell>
          <table:table-cell table:formula="of:=[.D2]/[.B2]" office:value-type="float" office:value="0.0000664062499998863" calcext:value-type="float">
            <text:p>0,00006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]^2" office:value-type="float" office:value="1024" calcext:value-type="float">
            <text:p>1024</text:p>
          </table:table-cell>
          <table:table-cell office:value-type="float" office:value="0.0805000000000291" calcext:value-type="float">
            <text:p>0,0805</text:p>
          </table:table-cell>
          <table:table-cell office:value-type="float" office:value="0.0459999999999127" calcext:value-type="float">
            <text:p>0,0460</text:p>
          </table:table-cell>
          <table:table-cell/>
          <table:table-cell table:formula="of:=[.C3]/[.B3]" office:value-type="float" office:value="0.0000786132812500284" calcext:value-type="float">
            <text:p>0,00007861</text:p>
          </table:table-cell>
          <table:table-cell table:formula="of:=[.D3]/[.B3]" office:value-type="float" office:value="0.0000449218749999147" calcext:value-type="float">
            <text:p>0,000044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]^2" office:value-type="float" office:value="4096" calcext:value-type="float">
            <text:p>4096</text:p>
          </table:table-cell>
          <table:table-cell office:value-type="float" office:value="0.219499999999971" calcext:value-type="float">
            <text:p>0,2195</text:p>
          </table:table-cell>
          <table:table-cell office:value-type="float" office:value="0.1625" calcext:value-type="float">
            <text:p>0,1625</text:p>
          </table:table-cell>
          <table:table-cell/>
          <table:table-cell table:formula="of:=[.C4]/[.B4]" office:value-type="float" office:value="0.0000535888671874929" calcext:value-type="float">
            <text:p>0,00005359</text:p>
          </table:table-cell>
          <table:table-cell table:formula="of:=[.D4]/[.B4]" office:value-type="float" office:value="0.0000396728515625" calcext:value-type="float">
            <text:p>0,000039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]^2" office:value-type="float" office:value="16384" calcext:value-type="float">
            <text:p>16384</text:p>
          </table:table-cell>
          <table:table-cell office:value-type="float" office:value="0.788999999999942" calcext:value-type="float">
            <text:p>0,7890</text:p>
          </table:table-cell>
          <table:table-cell office:value-type="float" office:value="0.6275" calcext:value-type="float">
            <text:p>0,6275</text:p>
          </table:table-cell>
          <table:table-cell/>
          <table:table-cell table:formula="of:=[.C5]/[.B5]" office:value-type="float" office:value="0.0000481567382812464" calcext:value-type="float">
            <text:p>0,00004816</text:p>
          </table:table-cell>
          <table:table-cell table:formula="of:=[.D5]/[.B5]" office:value-type="float" office:value="0.000038299560546875" calcext:value-type="float">
            <text:p>0,000038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]^2" office:value-type="float" office:value="65536" calcext:value-type="float">
            <text:p>65536</text:p>
          </table:table-cell>
          <table:table-cell office:value-type="float" office:value="3.05399999999994" calcext:value-type="float">
            <text:p>3,0540</text:p>
          </table:table-cell>
          <table:table-cell office:value-type="float" office:value="2.47050000000003" calcext:value-type="float">
            <text:p>2,4705</text:p>
          </table:table-cell>
          <table:table-cell/>
          <table:table-cell table:formula="of:=[.C6]/[.B6]" office:value-type="float" office:value="0.0000466003417968741" calcext:value-type="float">
            <text:p>0,00004660</text:p>
          </table:table-cell>
          <table:table-cell table:formula="of:=[.D6]/[.B6]" office:value-type="float" office:value="0.0000376968383789067" calcext:value-type="float">
            <text:p>0,000037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7]^2" office:value-type="float" office:value="262144" calcext:value-type="float">
            <text:p>262144</text:p>
          </table:table-cell>
          <table:table-cell office:value-type="float" office:value="12.0310000000001" calcext:value-type="float">
            <text:p>12,0310</text:p>
          </table:table-cell>
          <table:table-cell office:value-type="float" office:value="9.96599999999991" calcext:value-type="float">
            <text:p>9,9660</text:p>
          </table:table-cell>
          <table:table-cell/>
          <table:table-cell table:formula="of:=[.C7]/[.B7]" office:value-type="float" office:value="0.0000458946228027346" calcext:value-type="float">
            <text:p>0,00004589</text:p>
          </table:table-cell>
          <table:table-cell table:formula="of:=[.D7]/[.B7]" office:value-type="float" office:value="0.0000380172729492184" calcext:value-type="float">
            <text:p>0,000038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8]^2" office:value-type="float" office:value="589824" calcext:value-type="float">
            <text:p>589824</text:p>
          </table:table-cell>
          <table:table-cell office:value-type="float" office:value="26.6320000000001" calcext:value-type="float">
            <text:p>26,6320</text:p>
          </table:table-cell>
          <table:table-cell office:value-type="float" office:value="22.102" calcext:value-type="float">
            <text:p>22,1020</text:p>
          </table:table-cell>
          <table:table-cell/>
          <table:table-cell table:formula="of:=[.C8]/[.B8]" office:value-type="float" office:value="0.0000451524522569446" calcext:value-type="float">
            <text:p>0,00004515</text:p>
          </table:table-cell>
          <table:table-cell table:formula="of:=[.D8]/[.B8]" office:value-type="float" office:value="0.0000374721950954861" calcext:value-type="float">
            <text:p>0,000037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9]^2" office:value-type="float" office:value="1048576" calcext:value-type="float">
            <text:p>1048576</text:p>
          </table:table-cell>
          <table:table-cell office:value-type="float" office:value="47.4745000000001" calcext:value-type="float">
            <text:p>47,4745</text:p>
          </table:table-cell>
          <table:table-cell office:value-type="float" office:value="39.5134999999998" calcext:value-type="float">
            <text:p>39,5135</text:p>
          </table:table-cell>
          <table:table-cell/>
          <table:table-cell table:formula="of:=[.C9]/[.B9]" office:value-type="float" office:value="0.0000452752113342286" calcext:value-type="float">
            <text:p>0,00004528</text:p>
          </table:table-cell>
          <table:table-cell table:formula="of:=[.D9]/[.B9]" office:value-type="float" office:value="0.0000376830101013181" calcext:value-type="float">
            <text:p>0,00003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09">
      <number:number number:decimal-places="7" number:min-decimal-places="7" number:min-integer-digits="1" number:grouping="true"/>
    </number:number-style>
    <number:number-style style:name="N108">
      <number:number number:decimal-places="8" number:min-decimal-places="8" number:min-integer-digits="1" number:grouping="true"/>
    </number:number-style>
    <number:number-style style:name="N107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5T13:32:28.158207749</dc:date>
    <meta:editing-duration>PT17M12S</meta:editing-duration>
    <meta:editing-cycles>5</meta:editing-cycles>
    <meta:generator>LibreOffice/7.4.4.2$Linux_X86_64 LibreOffice_project/40$Build-2</meta:generator>
    <meta:document-statistic meta:table-count="1" meta:cell-count="54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8">
      <number:number number:decimal-places="8" number:min-decimal-places="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maximum="0.000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'b3-chromium'.A2:'b3-chromium'.A9 'b3-chromium'.F1:'b3-chromium'.G9" chart:data-source-has-labels="both" svg:x="0.32cm" svg:y="0.18cm" svg:width="12.488cm" svg:height="8.64cm">
          <chart:coordinate-region svg:x="2.344cm" svg:y="0.379cm" svg:width="10.464cm" svg:height="7.794cm"/>
          <chart:axis chart:dimension="x" chart:name="primary-x" chart:style-name="ch4" chartooo:axis-type="auto">
            <chartooo:date-scale/>
            <chart:categories table:cell-range-address="'b3-chromium'.A2:'b3-chromium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3-chromium'.F2:'b3-chromium'.F9" chart:label-cell-address="'b3-chromium'.F1:'b3-chromium'.F1" chart:class="chart:bar">
            <chart:data-point chart:repeated="8"/>
          </chart:series>
          <chart:series chart:style-name="ch8" chart:values-cell-range-address="'b3-chromium'.G2:'b3-chromium'.G9" chart:label-cell-address="'b3-chromium'.G1:'b3-chromium'.G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 / pixel</text:p>
                <draw:g>
                  <svg:desc>'b3-chromium'.F1:'b3-chromium'.F1</svg:desc>
                </draw:g>
              </table:table-cell>
              <table:table-cell office:value-type="string">
                <text:p>WASM / pixel</text:p>
                <draw:g>
                  <svg:desc>'b3-chromium'.G1:'b3-chromium'.G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b3-chromium'.A2:'b3-chromium'.A9</svg:desc>
                </draw:g>
              </table:table-cell>
              <table:table-cell office:value-type="float" office:value="0.0000917968749996589">
                <text:p>0.0000917968749996589</text:p>
                <draw:g>
                  <svg:desc>'b3-chromium'.F2:'b3-chromium'.F9</svg:desc>
                </draw:g>
              </table:table-cell>
              <table:table-cell office:value-type="float" office:value="0.0000664062499998863">
                <text:p>0.0000664062499998863</text:p>
                <draw:g>
                  <svg:desc>'b3-chromium'.G2:'b3-chromium'.G9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786132812500284">
                <text:p>0.0000786132812500284</text:p>
              </table:table-cell>
              <table:table-cell office:value-type="float" office:value="0.0000449218749999147">
                <text:p>0.00004492187499991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535888671874929">
                <text:p>0.0000535888671874929</text:p>
              </table:table-cell>
              <table:table-cell office:value-type="float" office:value="0.0000396728515625">
                <text:p>0.000039672851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481567382812464">
                <text:p>0.0000481567382812464</text:p>
              </table:table-cell>
              <table:table-cell office:value-type="float" office:value="0.000038299560546875">
                <text:p>0.00003829956054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466003417968741">
                <text:p>0.0000466003417968741</text:p>
              </table:table-cell>
              <table:table-cell office:value-type="float" office:value="0.0000376968383789067">
                <text:p>0.00003769683837890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458946228027346">
                <text:p>0.0000458946228027346</text:p>
              </table:table-cell>
              <table:table-cell office:value-type="float" office:value="0.0000380172729492184">
                <text:p>0.000038017272949218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451524522569446">
                <text:p>0.0000451524522569446</text:p>
              </table:table-cell>
              <table:table-cell office:value-type="float" office:value="0.0000374721950954861">
                <text:p>0.000037472195095486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452752113342286">
                <text:p>0.0000452752113342286</text:p>
              </table:table-cell>
              <table:table-cell office:value-type="float" office:value="0.0000376830101013181">
                <text:p>0.0000376830101013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